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S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8M10S" calcext:value-type="time">
            <text:p>19:38:1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8M13S" calcext:value-type="time">
            <text:p>19:38:1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8M16S" calcext:value-type="time">
            <text:p>19:38:16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8M16S" calcext:value-type="time">
            <text:p>19:38:16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8M27S" calcext:value-type="time">
            <text:p>19:38:27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8M27S" calcext:value-type="time">
            <text:p>19:38:27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8M35S" calcext:value-type="time">
            <text:p>19:38:3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8M36S" calcext:value-type="time">
            <text:p>19:38:36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8M37S" calcext:value-type="time">
            <text:p>19:38:3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8M37S" calcext:value-type="time">
            <text:p>19:38:37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8M39S" calcext:value-type="time">
            <text:p>19:38:39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8M40S" calcext:value-type="time">
            <text:p>19:38:4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8M42S" calcext:value-type="time">
            <text:p>19:38:42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8M43S" calcext:value-type="time">
            <text:p>19:38:4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8M44S" calcext:value-type="time">
            <text:p>19:38:44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8M47S" calcext:value-type="time">
            <text:p>19:38:47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8M49S" calcext:value-type="time">
            <text:p>19:38:49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8M52S" calcext:value-type="time">
            <text:p>19:38:52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8M54S" calcext:value-type="time">
            <text:p>19:38:5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8M58S" calcext:value-type="time">
            <text:p>19:38:58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9M01S" calcext:value-type="time">
            <text:p>19:39:01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9M01S" calcext:value-type="time">
            <text:p>19:39:01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9M03S" calcext:value-type="time">
            <text:p>19:39:0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9M05S" calcext:value-type="time">
            <text:p>19:39:0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06S" calcext:value-type="time">
            <text:p>19:38:06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06S" calcext:value-type="time">
            <text:p>19:38:06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09S" calcext:value-type="time">
            <text:p>19:38:09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10S" calcext:value-type="time">
            <text:p>19:38:10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11S" calcext:value-type="time">
            <text:p>19:38:11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14S" calcext:value-type="time">
            <text:p>19:38:14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16S" calcext:value-type="time">
            <text:p>19:38:1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17S" calcext:value-type="time">
            <text:p>19:38:1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19S" calcext:value-type="time">
            <text:p>19:38:1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19S" calcext:value-type="time">
            <text:p>19:38:19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22S" calcext:value-type="time">
            <text:p>19:38:2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23S" calcext:value-type="time">
            <text:p>19:38:2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24S" calcext:value-type="time">
            <text:p>19:38:2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25S" calcext:value-type="time">
            <text:p>19:38:25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25S" calcext:value-type="time">
            <text:p>19:38:2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26S" calcext:value-type="time">
            <text:p>19:38:26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27S" calcext:value-type="time">
            <text:p>19:38:27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28S" calcext:value-type="time">
            <text:p>19:38:28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29S" calcext:value-type="time">
            <text:p>19:38:2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33S" calcext:value-type="time">
            <text:p>19:38:3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36S" calcext:value-type="time">
            <text:p>19:38:36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39S" calcext:value-type="time">
            <text:p>19:38:3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41S" calcext:value-type="time">
            <text:p>19:38:41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43S" calcext:value-type="time">
            <text:p>19:38:4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43S" calcext:value-type="time">
            <text:p>19:38:43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45S" calcext:value-type="time">
            <text:p>19:38:4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47S" calcext:value-type="time">
            <text:p>19:38:47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51S" calcext:value-type="time">
            <text:p>19:38:51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51S" calcext:value-type="time">
            <text:p>19:38:51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52S" calcext:value-type="time">
            <text:p>19:38:52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53S" calcext:value-type="time">
            <text:p>19:38:5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53S" calcext:value-type="time">
            <text:p>19:38:5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54S" calcext:value-type="time">
            <text:p>19:38:54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54S" calcext:value-type="time">
            <text:p>19:38:54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8M58S" calcext:value-type="time">
            <text:p>19:38:5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9M00S" calcext:value-type="time">
            <text:p>19:39:00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9M01S" calcext:value-type="time">
            <text:p>19:39:0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38M14S" calcext:value-type="time">
            <text:p>19:38:14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38M34S" calcext:value-type="time">
            <text:p>19:38:34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38M46S" calcext:value-type="time">
            <text:p>19:38:46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38M54S" calcext:value-type="time">
            <text:p>19:38:54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39M01S" calcext:value-type="time">
            <text:p>19:39:01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38M16S" calcext:value-type="time">
            <text:p>19:38:16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38M42S" calcext:value-type="time">
            <text:p>19:38:42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38M51S" calcext:value-type="time">
            <text:p>19:38:51</text:p>
          </table:table-cell>
          <table:table-cell office:value-type="float" office:value="-84" calcext:value-type="float">
            <text:p>-84</text:p>
          </table:table-cell>
        </table:table-row>
      </table:table>
      <table:named-expressions/>
      <table:database-ranges>
        <table:database-range table:name="__Anonymous_Sheet_DB__0" table:target-range-address="Sheet1.A2:Sheet1.C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9:22:17.007990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8:51:11.460795999</meta:creation-date>
    <meta:generator>LibreOffice/6.0.7.3$Linux_X86_64 LibreOffice_project/00m0$Build-3</meta:generator>
    <dc:date>2019-12-16T19:22:37.449242669</dc:date>
    <meta:editing-duration>PT2M32S</meta:editing-duration>
    <meta:editing-cycles>2</meta:editing-cycles>
    <meta:document-statistic meta:table-count="1" meta:cell-count="210" meta:object-count="0"/>
  </office:meta>
</office:document-meta>
</file>